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C000001F8DDC0C3B44B49CB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075e64" officeooo:paragraph-rsid="00075e64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none" officeooo:rsid="00075e64"/>
    </style:style>
    <style:style style:name="T1" style:family="text">
      <style:text-properties officeooo:rsid="00075e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:2wb"/>Bhasha institute spell checker <text:span text:style-name="T1">Testing Report</text:span></text:h>
      <text:p text:style-name="P3"/>
      <text:p text:style-name="P4"/>
      <text:p text:style-name="P2">1)<draw:frame draw:style-name="fr1" draw:name="Image1" text:anchor-type="char" svg:width="18.133cm" svg:height="13.009cm" draw:z-index="0"><draw:image xlink:href="Pictures/100002010000047C000001F8DDC0C3B44B49CB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8:34:13.080197285</meta:creation-date>
    <dc:date>2022-01-06T18:38:47.022716153</dc:date>
    <meta:editing-duration>PT4M34S</meta:editing-duration>
    <meta:editing-cycles>1</meta:editing-cycles>
    <meta:document-statistic meta:table-count="0" meta:image-count="1" meta:object-count="0" meta:page-count="1" meta:paragraph-count="2" meta:word-count="7" meta:character-count="47" meta:non-whitespace-character-count="42"/>
    <meta:generator>LibreOffice/6.4.7.2$Linux_X86_64 LibreOffice_project/40$Build-2</meta:generator>
  </office:meta>
</office:document-meta>
</file>